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Tahoma" fo:letter-spacing="normal" fo:font-style="normal" fo:font-weight="normal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fo:letter-spacing="normal"/>
    </style:style>
    <style:style style:name="T1" style:family="text">
      <style:text-properties style:font-name="Tahoma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achary Zimmerman</text:p>
      <text:p text:style-name="P1">Senior Project Fall 2014</text:p>
      <text:p text:style-name="P1">Week 11 Journal</text:p>
      <text:p text:style-name="P1"/>
      <text:p text:style-name="P1"/>
      <text:p text:style-name="P1">Oct 24 - Oct 30</text:p>
      <text:p text:style-name="P2">     <text:span text:style-name="T1">October 24</text:span></text:p>
      <text:p text:style-name="P2">     <text:span text:style-name="T1">October 25</text:span></text:p>
      <text:p text:style-name="P2">     <text:span text:style-name="T1">October 26</text:span></text:p>
      <text:p text:style-name="P2">     <text:span text:style-name="T1">October 27</text:span></text:p>
      <text:p text:style-name="P2">          <text:span text:style-name="T1">1200-1500</text:span></text:p>
      <text:p text:style-name="P2">               <text:span text:style-name="T1">Styling and invite system</text:span></text:p>
      <text:p text:style-name="P2">          <text:span text:style-name="T1">1900 - 2230</text:span></text:p>
      <text:p text:style-name="P2">               <text:span text:style-name="T1">Rewriting lost code and debugging</text:span></text:p>
      <text:p text:style-name="P2">     <text:span text:style-name="T1">October 28</text:span></text:p>
      <text:p text:style-name="P2">          <text:span text:style-name="T1">1700-2300</text:span></text:p>
      <text:p text:style-name="P2">               <text:span text:style-name="T1">Styling and tweaking</text:span></text:p>
      <text:p text:style-name="P2">     <text:span text:style-name="T1">October 29</text:span></text:p>
      <text:p text:style-name="P2">          <text:span text:style-name="T1">1200-1500</text:span></text:p>
      <text:p text:style-name="P2">               <text:span text:style-name="T1">Documentation and styling</text:span></text:p>
      <text:p text:style-name="P2">     <text:span text:style-name="T1">October 30</text:span></text:p>
      <text:p text:style-name="P2">          <text:span text:style-name="T1">1500-1930</text:span></text:p>
      <text:p text:style-name="P2">               <text:span text:style-name="T1">Documentation and tweaking</text:span></text:p>
      <text:p text:style-name="P2">     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ahoma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10-30T19:56:26</meta:creation-date>
    <dc:date>2014-10-30T19:58:03.40</dc:date>
    <meta:editing-duration>PT1M37S</meta:editing-duration>
    <meta:editing-cycles>2</meta:editing-cycles>
    <meta:generator>OpenOffice/4.1.0$Win32 OpenOffice.org_project/410m18$Build-9764</meta:generator>
    <meta:document-statistic meta:table-count="0" meta:image-count="0" meta:object-count="0" meta:page-count="1" meta:paragraph-count="22" meta:word-count="53" meta:character-count="482"/>
  </office:meta>
</office:document-meta>
</file>